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459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10.763cm"/>
    </style:style>
    <style:style style:name="co4" style:family="table-column">
      <style:table-column-properties fo:break-before="auto" style:column-width="23.78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516cm"/>
    </style:style>
    <style:style style:name="co7" style:family="table-column">
      <style:table-column-properties fo:break-before="auto" style:column-width="4.098cm"/>
    </style:style>
    <style:style style:name="co8" style:family="table-column">
      <style:table-column-properties fo:break-before="auto" style:column-width="5.0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31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7f7f7f" fo:background-color="#00b0f0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9" style:family="table-cell" style:parent-style-name="Goo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eutral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/>
    </style:style>
    <style:style style:name="ce41" style:family="table-cell" style:parent-style-name="Ba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Ba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/>
    </style:style>
    <style:style style:name="ce45" style:family="table-cell" style:parent-style-name="Default">
      <style:table-cell-properties fo:background-color="#cccccc" style:rotation-align="none"/>
      <style:text-properties style:font-name="Liberation Sans" fo:font-size="12pt" style:font-size-asian="12pt" style:font-size-complex="12pt"/>
    </style:style>
    <style:style style:name="ce46" style:family="table-cell" style:parent-style-name="Default">
      <style:table-cell-properties style:vertical-align="top"/>
      <style:text-properties style:font-name="Liberation Sans" fo:font-size="12pt" style:font-size-asian="12pt" style:font-size-complex="12pt"/>
    </style:style>
    <style:style style:name="ce47" style:family="table-cell" style:parent-style-name="Default">
      <style:text-properties style:font-name="Liberation Sans" fo:font-size="12pt" style:font-size-asian="12pt" style:font-size-complex="12pt"/>
    </style:style>
    <style:style style:name="ce48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color="#000000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2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74pt solid #7f7f7f" fo:background-color="#00b0f0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Goo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Neutral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9" style:family="table-cell" style:parent-style-name="Ba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Ba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1" style:family="table-cell" style:parent-style-name="Default">
      <style:table-cell-properties fo:background-color="#cccccc" style:rotation-align="none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style:vertical-align="top"/>
      <style:text-properties style:font-name="Liberation Sans" fo:font-size="12pt" style:font-size-asian="12pt" style:font-size-complex="12pt"/>
    </style:style>
    <style:style style:name="ce23" style:family="table-cell" style:parent-style-name="Default">
      <style:text-properties style:font-name="Liberation Sans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2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Excel_20_Built-in_20_Check_20_Cell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Check_20_Cell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Check_20_Cell" style:data-style-name="N11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Bad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Good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Neutral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LOCATION &amp; INFO</text:p>
          </table:table-cell>
          <table:table-cell table:style-name="ce22" office:value-type="string" calcext:value-type="string">
            <text:p><text:span text:style-name="T1">No testing required:</text:span> Decompiled directly</text:p>
            <text:p><text:span text:style-name="T1">Testing recommended:</text:span> Minor changes</text:p>
            <text:p><text:span text:style-name="T1">Testing required:</text:span> Major changes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style-name="ce23" office:value-type="string" calcext:value-type="string">
            <text:p><text:span text:style-name="T1">Decompiled directly:</text:span> Scripts are exactly the same in both versions</text:p>
          </table:table-cell>
          <table:table-cell table:number-columns-repeated="2"/>
          <table:table-cell table:style-name="ce34"/>
          <table:table-cell table:number-columns-repeated="16377"/>
        </table:table-row>
        <table:table-row table:style-name="ro2">
          <table:table-cell table:style-name="ce16" office:value-type="string" calcext:value-type="string">
            <text:p>1_02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Decompiled directly</text:p>
          </table:table-cell>
          <table:table-cell table:style-name="ce23" office:value-type="string" calcext:value-type="string">
            <text:p><text:span text:style-name="T1">Minor changes:</text:span> Changes that do not affect the functionality of the script (exemple: remove a print function or fix an input function)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style-name="ce23" office:value-type="string" calcext:value-type="string">
            <text:p><text:span text:style-name="T1">Major changes:</text:span> Changes that heavily affect the functionality of the script (exemple: rewrite or modify part of a function)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2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style-name="ce23"/>
          <table:table-cell table:number-columns-repeated="16380"/>
        </table:table-row>
        <table:table-row table:style-name="ro2">
          <table:table-cell table:style-name="ce16" office:value-type="string" calcext:value-type="string">
            <text:p>1_02B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style-name="ce24" office:value-type="string" calcext:value-type="string">
            <text:p><text:span text:style-name="T2">RANDOM THOUGHT:</text:span> It might be usefull, at the end, to compile every script and strip debug info.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2C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style-name="ce24" office:value-type="string" calcext:value-type="string">
            <text:p>Then, decompile again and compare with the originals.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style-name="ce25" office:value-type="string" calcext:value-type="string">
            <text:p>This might show any differences and remove need for testing files individually.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5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6_01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7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8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9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0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_HallStr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2unlock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p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E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G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S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1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2_Conv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3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5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6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6supplementa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7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8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G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03_Conv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03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11_Cha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4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5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6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7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5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A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C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D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7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8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B_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G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5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7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8_Sign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10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1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XM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4_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B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B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G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S1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7a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G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2gd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6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lgie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lgieEscor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mbie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mbientTemplat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cade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cRace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cRace3D.lua</text:p>
          </table:table-cell>
          <table:table-cell table:style-name="ce20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tRoo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sylum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uditoriu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utoShop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dorm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ike_Ge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ikePatter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ike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io_La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MXRumbl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MXTrack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ogRo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ogRoll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oxing_uti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ox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usGetBik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bleGu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feteria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ann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niePhotograph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nivalRid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apt1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apt2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apt3Tran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apt4Tran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apt5Tran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em_La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emPla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erryToile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Ar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Biolog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Che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Englis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Geograph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Ma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Music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Phot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roo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lassSho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ollectPickup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oryca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owDanc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rabTrap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razyFa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etectiveJimm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_Enclav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dgeballGam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gInYar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g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EasyDrug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BD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GD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Greas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Poor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nter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scapi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ventFunc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ventLi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ven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astFoo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7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10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ireAla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raff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FreakSh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unhous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arage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Gdorm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GirlEscor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oKartRac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ffitiClean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ffiti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ppletest_DirThr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pple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uard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ymAndBarbe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GymAndPoo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Hang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HeapDataCollec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HomelessHel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ImgRace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ImgRace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ImgRaceC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Island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Janitor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JumpMa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Junkyar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KissyKissyRefCou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_SpriteManage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Library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LawnMow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Cloth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Delive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HU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Mailbox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Objec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Objectiv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hotograph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ick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lay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ropNe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ropNew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QT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ra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Schoo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Library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LibSocia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abl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agg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rigg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riggerNe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adActionTre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cker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Be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Carg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Do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Dog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ailbox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ai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ainMa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Arcad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BaseballTo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CarniStrik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DunkTan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Fen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Fl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Hack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Loc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LockPick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ShootingGalle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SocPe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Sum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idwa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MissionTest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lee_pickup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Ne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Norton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Observato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_Sn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edUseLock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FT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hotoFilter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hotoTa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ickI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ick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irat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OI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Pok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ank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epHous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incipalCutscen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incipalOffic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incipalSaying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Punishmen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PriOff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Cheering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Fighting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HangingOut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Wandering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unishmentSystemHack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PunishSysMissio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rangedprop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atKill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atsOu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emoteDebu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oberto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RunMissionLi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–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aveZon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cenarios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hoolHallway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Clo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Const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on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utscenes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.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ut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ecretAdmir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ecretAdmirer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Facti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GlFunc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hippingReceiv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hipWreak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ho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InitG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it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Light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Lves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mash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ashCar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issPa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okeFre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Sta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now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bj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cialAuthorit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cial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uveni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pawn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pawnTest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pazzDelive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Room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ScriptTrack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Sta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Stor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affRoo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imeCycl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oreTransiti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trangeHob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yleStor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mI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mRace_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m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n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Zon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3Way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gPoo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gRic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keMeHom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ttoo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Bloc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nement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nFir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_4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0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C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6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7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0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_HallStr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x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x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x2Unlock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Aft_Clas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G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Morn_Clas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S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7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G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R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R11_Cha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5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8_Post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G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8_SignUp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D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G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J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P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10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1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11i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B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B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G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S1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7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G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PassAl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All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Area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Avoidanc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BaseballTo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BikeObjectiv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Bike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BikeUpHi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BMXTrac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AI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Driv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FollowPa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Line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1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2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3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4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rIdl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limbLadd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ombatAI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onversati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ov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Debu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Englis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GirlKi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Hea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JenSchoo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JenSchoolI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Jum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Ki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sionFlow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sionFlow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sionLo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NPCProj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a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Fal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Mov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Pick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Tra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latf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layerBuil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layerRoo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repHous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rojDetectio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ropEven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Ra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RumbleRang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afeCu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oak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oc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pudCanno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teal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toolSitting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Stud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Train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WalkableMes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ther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ight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ight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ightRemembe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Foot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ullNels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Gokar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heChea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heMailma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heWid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NewTarge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NI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_B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C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I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P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R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ath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hot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hotoGla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rojAcc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rojAI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unish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Soc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SocPe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TargetSwitc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Zon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Warehous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Wrestling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 table:number-rows-repeated="10480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lders" table:style-name="ta2">
        <office:forms form:automatic-focus="false" form:apply-design-mode="false"/>
        <table:table-column table:style-name="co6" table:default-cell-style-name="ce16"/>
        <table:table-column table:style-name="co7" table:default-cell-style-name="ce28"/>
        <table:table-column table:style-name="co8" table:default-cell-style-name="ce31"/>
        <table:table-row table:style-name="ro3">
          <table:table-cell table:style-name="ce15" office:value-type="string" calcext:value-type="string">
            <text:p>FOLDER NAME</text:p>
          </table:table-cell>
          <table:table-cell table:style-name="ce15" office:value-type="string" calcext:value-type="string">
            <text:p>Nº FILES</text:p>
          </table:table-cell>
          <table:table-cell table:style-name="ce15"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[ROOT]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mbient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eaScripts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1</text:p>
          </table:table-cell>
          <table:table-cell office:value-type="float" office:value="23" calcext:value-type="float">
            <text:p>23</text:p>
          </table:table-cell>
          <table:table-cell table:style-name="ce32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2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chap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hap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p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p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ass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brary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nishm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cnd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Test/Missions</text:p>
          </table:table-cell>
          <table:table-cell office:value-type="float" office:value="94" calcext:value-type="float">
            <text:p>94</text:p>
          </table:table-cell>
          <table:table-cell table:style-name="ce32" office:value-type="float" office:value="94" calcext:value-type="float">
            <text:p>94</text:p>
          </table:table-cell>
        </table:table-row>
        <table:table-row table:style-name="ro4">
          <table:table-cell table:style-name="ce26" office:value-type="string" calcext:value-type="string">
            <text:p>[TOTAL]</text:p>
          </table:table-cell>
          <table:table-cell table:style-name="ce29" table:formula="of:=SUM([.B1:.B17])" office:value-type="float" office:value="515" calcext:value-type="float">
            <text:p>515</text:p>
          </table:table-cell>
          <table:table-cell table:style-name="ce33" table:formula="of:=SUM([.C2:.C17])" office:value-type="float" office:value="223" calcext:value-type="float">
            <text:p>223</text:p>
          </table:table-cell>
        </table:table-row>
        <table:table-row table:style-name="ro5">
          <table:table-cell table:style-name="ce27" office:value-type="string" calcext:value-type="string">
            <text:p>Percent complete:</text:p>
          </table:table-cell>
          <table:table-cell table:style-name="ce30" table:formula="of:=([.C18]/[.B18])" office:value-type="percentage" office:value="0.433009708737864" calcext:value-type="percentage" table:number-columns-spanned="2" table:number-rows-spanned="1">
            <text:p>43,30%</text:p>
          </table:table-cell>
          <table:covered-table-cell table:style-name="Default"/>
        </table:table-row>
        <table:table-row table:style-name="ro6" table:number-rows-repeated="5">
          <table:table-cell table:style-name="Default" table:number-columns-repeated="3"/>
        </table:table-row>
        <table:table-row table:style-name="ro6">
          <table:table-cell table:style-name="Default" table:number-columns-repeated="3"/>
        </table:table-row>
      </table:table>
      <table:named-expressions/>
      <table:database-ranges>
        <table:database-range table:name="Tabela1" table:target-range-address="Overview.A1:Overview.C5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olders.A1:Folders.C1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Bad_20_1" style:display-name="Excel Built-in Bad 1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-00-0000</text:date>, <text:time style:data-style-name="N2" text:time-value="09:18:36.129653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</meta:initial-creator>
    <meta:editing-cycles>173</meta:editing-cycles>
    <meta:creation-date>2015-06-05T18:19:34</meta:creation-date>
    <dc:date>2024-11-28T09:18:57.469684810</dc:date>
    <dc:language>pt-PT</dc:language>
    <meta:editing-duration>PT22H1M37S</meta:editing-duration>
    <meta:generator>LibreOffice/24.2.7.2$Linux_X86_64 LibreOffice_project/420$Build-2</meta:generator>
    <meta:print-date>2024-10-11T16:29:35.425676705</meta:print-date>
    <meta:printed-by>PDF files</meta:printed-by>
    <meta:document-statistic meta:table-count="2" meta:cell-count="13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